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rsid="000dc418" officeooo:paragraph-rsid="000dc418"/>
    </style:style>
    <style:style style:name="P2" style:family="paragraph" style:parent-style-name="Standard">
      <style:text-properties officeooo:rsid="000dc418" officeooo:paragraph-rsid="000dc418"/>
    </style:style>
    <style:style style:name="P3" style:family="paragraph" style:parent-style-name="Standard">
      <style:text-properties officeooo:rsid="000f6b7d" officeooo:paragraph-rsid="000dc418"/>
    </style:style>
    <style:style style:name="P4" style:family="paragraph" style:parent-style-name="Standard">
      <style:text-properties officeooo:paragraph-rsid="00136c9d"/>
    </style:style>
    <style:style style:name="P5" style:family="paragraph" style:parent-style-name="Standard">
      <style:text-properties officeooo:paragraph-rsid="000f6b7d"/>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7"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8" style:family="paragraph" style:parent-style-name="Preformatted_20_Text">
      <style:text-properties fo:color="#000000" officeooo:rsid="000f6b7d" officeooo:paragraph-rsid="000dc418"/>
    </style:style>
    <style:style style:name="P9" style:family="paragraph" style:parent-style-name="Standard">
      <style:text-properties officeooo:rsid="000f6b7d" officeooo:paragraph-rsid="00136c9d"/>
    </style:style>
    <style:style style:name="P10" style:family="paragraph" style:parent-style-name="Standard">
      <style:text-properties officeooo:paragraph-rsid="000f6b7d"/>
    </style:style>
    <style:style style:name="P11" style:family="paragraph" style:parent-style-name="Standard">
      <style:text-properties officeooo:paragraph-rsid="00172fe0"/>
    </style:style>
    <style:style style:name="P12" style:family="paragraph" style:parent-style-name="Standard">
      <style:paragraph-properties fo:text-align="end" style:justify-single-word="false"/>
      <style:text-properties officeooo:rsid="000dc418" officeooo:paragraph-rsid="00172fe0"/>
    </style:style>
    <style:style style:name="T1" style:family="text">
      <style:text-properties officeooo:rsid="000dc418"/>
    </style:style>
    <style:style style:name="T2" style:family="text">
      <style:text-properties officeooo:rsid="000e93aa"/>
    </style:style>
    <style:style style:name="T3" style:family="text">
      <style:text-properties officeooo:rsid="000f6b7d"/>
    </style:style>
    <style:style style:name="T4" style:family="text">
      <style:text-properties officeooo:rsid="00114123"/>
    </style:style>
    <style:style style:name="T5" style:family="text">
      <style:text-properties officeooo:rsid="00115e34"/>
    </style:style>
    <style:style style:name="T6" style:family="text">
      <style:text-properties officeooo:rsid="00136c9d"/>
    </style:style>
    <style:style style:name="T7" style:family="text">
      <style:text-properties fo:font-style="italic" officeooo:rsid="00136c9d" style:font-style-asian="italic" style:font-style-complex="italic"/>
    </style:style>
    <style:style style:name="T8" style:family="text">
      <style:text-properties officeooo:rsid="0015aede"/>
    </style:style>
    <style:style style:name="T9" style:family="text">
      <style:text-properties officeooo:rsid="00172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hil Lenox</text:p>
      <text:p text:style-name="P1">Devlin Junker</text:p>
      <text:p text:style-name="P12"><text:span text:style-name="T9">Lab 4 Write-up</text:span></text:p>
      <text:p text:style-name="P1"/>
      <text:p text:style-name="P2"/>
      <text:p text:style-name="P4"><text:span text:style-name="T1">JTAG is a protocol for interfacing with the lowest levels of a processor, or digital logic device. JTAG has many uses, it can be used to load program into memory on embedded systems, where resources are too limited to be able to compile and build programs on the native environment. </text:span><text:span text:style-name="T2">Similarly, JTAG is often used as the protocol for writing to FPGAs, CPLDs and other programmable digital logic. One of the neatest feature JTAG offers however is the ability to view every register </text:span><text:span text:style-name="T6">on the CPU</text:span><text:span text:style-name="T2">, and </text:span><text:span text:style-name="T6">each </text:span><text:span text:style-name="T2">memory address of a system at a given point in time. This is impossible, or at least difficult to the point where it isn't worth it to pursue, without the use of a debugger external to the system being debugged. JTAG allows the external controller, in this case our PC, to interrupt the execution of instruction on the processor, and on a very low level, direct how the program on the debugged system progresses. When the debugged system is halted, we are able to read all </text:span><text:span text:style-name="T6">of </text:span><text:span text:style-name="T2">the registers, including state registers. This is an invaluable tool for lower level programming, when an on board debugger is impossible, and sometimes higher level languages as well. </text:span><text:span text:style-name="T3"><text:s/></text:span></text:p>
      <text:p text:style-name="P9"/>
      <text:p text:style-name="P4"><text:span text:style-name="T3">We ha</text:span><text:span text:style-name="T6">d</text:span><text:span text:style-name="T3"> issues </text:span><text:span text:style-name="T6">using openOCD and GDB to debug the</text:span><text:span text:style-name="T3"> program, however the program we were planning on </text:span><text:span text:style-name="T6">testing</text:span><text:span text:style-name="T3"> was </text:span><text:span text:style-name="T6">the fo</text:span><text:span text:style-name="T3">llow</text:span><text:span text:style-name="T6">ing</text:span><text:span text:style-name="T3">:</text:span></text:p>
      <text:p text:style-name="P3"/>
      <text:p text:style-name="P8">.section .text <text:s/></text:p>
      <text:p text:style-name="P7">._start: .global start</text:p>
      <text:p text:style-name="P6"><text:s text:c="8"/>.global main</text:p>
      <text:p text:style-name="P6"><text:tab/><text:span text:style-name="T6"> <text:s/>B main</text:span></text:p>
      <text:p text:style-name="P7">main:</text:p>
      <text:p text:style-name="P7"><text:s text:c="8"/>MOV r0, #1 ; A = 1</text:p>
      <text:p text:style-name="P7"><text:s text:c="8"/>MOV r1, #2 ; B = 2</text:p>
      <text:p text:style-name="P7"><text:s text:c="8"/>MOV r2, #1 ; C = 1</text:p>
      <text:p text:style-name="P7"><text:s text:c="8"/>MOV r3, #3 ; D = 2</text:p>
      <text:p text:style-name="P6"><text:s text:c="8"/>MOV r4, #1 ; E = 1</text:p>
      <text:p text:style-name="P7"><text:s text:c="8"/>ADD r0, r0, r1</text:p>
      <text:p text:style-name="P7"><text:s text:c="8"/>ADD r0, r0, r2</text:p>
      <text:p text:style-name="P7"><text:s text:c="8"/>MUL r2, r3, r4</text:p>
      <text:p text:style-name="P6"><text:s text:c="8"/>SUB r0, r0, r2</text:p>
      <text:p text:style-name="P7"><text:s text:c="8"/>BX lr</text:p>
      <text:p text:style-name="P7"/>
      <text:p text:style-name="P11"><text:span text:style-name="T3">When we </text:span><text:span text:style-name="T6">tried to </text:span><text:span text:style-name="T3">debug </text:span><text:span text:style-name="T6">a program</text:span><text:span text:style-name="T3">, we ha</text:span><text:span text:style-name="T6">d a number of issues. W</text:span><text:span text:style-name="T4">e </text:span><text:span text:style-name="T6">first</text:span><text:span text:style-name="T4"> tried using GDB on the </text:span><text:span text:style-name="T6">Be</text:span><text:span text:style-name="T4">aglebone </text:span><text:span text:style-name="T6">to step through the program</text:span><text:span text:style-name="T4">, and then examin</text:span><text:span text:style-name="T6">e</text:span><text:span text:style-name="T4"> the registers using the ope</text:span><text:span text:style-name="T6">nocd</text:span><text:span text:style-name="T4"> </text:span><text:span text:style-name="T6">telnet</text:span><text:span text:style-name="T4">, however that did not work. We also compiled an arm</text:span><text:span text:style-name="T6">-specific</text:span><text:span text:style-name="T4"> version of gdb, which we </text:span><text:span text:style-name="T6">ran on our computer and tried connecting</text:span><text:span text:style-name="T4"> to the </text:span><text:span text:style-name="T6">B</text:span><text:span text:style-name="T4">eaglebone </text:span><text:span text:style-name="T6">with.</text:span><text:span text:style-name="T4"> </text:span><text:span text:style-name="T6">T</text:span><text:span text:style-name="T4">hat was also a dead end, as we were unable to load </text:span><text:span text:style-name="T6">and execute</text:span><text:span text:style-name="T4"> our program </text:span><text:span text:style-name="T6">on the Beaglebone</text:span><text:span text:style-name="T4"> due to </text:span><text:span text:style-name="T6">memory access</text:span><text:span text:style-name="T4"> errors. </text:span><text:span text:style-name="T8">We had read online that these errors were caused by an older version of GDB, however our arm-specific gdb was version 7.2, so we don't think that that was the error. </text:span></text:p>
      <text:p text:style-name="P11"><text:span text:style-name="T8"/></text:p>
      <text:p text:style-name="P11"><text:span text:style-name="T4">However, after playing with the</text:span><text:span text:style-name="T6"> JTAG</text:span><text:span text:style-name="T4"> commands, if we had been able to open a program successfully, the </text:span><text:span text:style-name="T7">reg </text:span><text:span text:style-name="T4">command allows us to view</text:span><text:span text:style-name="T6"> and set</text:span><text:span text:style-name="T4"> register values at </text:span><text:span text:style-name="T6">a </text:span><text:span text:style-name="T4">given</text:span><text:span text:style-name="T6"> time</text:span><text:span text:style-name="T4">. For our simple </text:span><text:span text:style-name="T6">example </text:span><text:soft-page-break/><text:span text:style-name="T6">program</text:span><text:span text:style-name="T4">, we </text:span><text:span text:style-name="T6">could</text:span><text:span text:style-name="T4"> modify the </text:span><text:span text:style-name="T6">values of the registers before the</text:span><text:span text:style-name="T4"> arithmetic operations in our program. </text:span><text:span text:style-name="T6">I</text:span><text:span text:style-name="T4">t </text:span><text:span text:style-name="T6">would</text:span><text:span text:style-name="T4"> also </text:span><text:span text:style-name="T6">be</text:span><text:span text:style-name="T4"> possible to force the processor to jump to other parts of the code, <text:s/>either by using the </text:span><text:span text:style-name="T5">step command to direct where the program goes next, or by directly changing the PC register value, both of which have the strong likelihood of completely breaking the program. </text:span><text:span text:style-name="T8">GDB can also be used to control the program flow, setting breakpoints and stepping through the lines of code, while openOCD can be used to halt the execution and read or set register values. Typically GDB can only view values at specific memory addresses, but with openOCD, the registers can be read too. By connecting GDB to openOCD, the openOCD commands can be </text:span><text:span text:style-name="T9">executed with the GDB instance and provide an all in one debugging and analysis tool.</text:span></text:p>
      <text:p text:style-name="P5"><text:span text:style-name="T9"/></text:p>
      <text:p text:style-name="P5"><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 </meta:initial-creator>
    <meta:creation-date>2013-12-06T17:11:45</meta:creation-date>
    <dc:date>2013-12-06T19:41:28</dc:date>
    <meta:editing-duration>PT44M40S</meta:editing-duration>
    <meta:editing-cycles>6</meta:editing-cycles>
    <meta:generator>LibreOffice/3.6$MacOSX_x86 LibreOffice_project/2ef5aff-a6fb0ff-166bdff-cf087ad-0f1389</meta:generator>
    <meta:document-statistic meta:table-count="0" meta:image-count="0" meta:object-count="0" meta:page-count="2" meta:paragraph-count="22" meta:word-count="591" meta:character-count="3285" meta:non-whitespace-character-count="2619"/>
  </office:meta>
</office:document-meta>
</file>